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3" style:family="table-cell" style:parent-style-name="Default" style:data-style-name="N0">
      <style:text-properties style:font-name="Source Code Pro Medium" style:font-name-asian="Source Code Pro Medium" style:font-name-complex="Source Code Pro Mediu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5" style:family="table-cell" style:parent-style-name="Default" style:data-style-name="N15">
      <style:text-properties style:font-name="Source Code Pro Medium" style:font-name-asian="Source Code Pro Medium" style:font-name-complex="Source Code Pro Medium"/>
    </style:style>
    <style:style style:name="ce6" style:family="table-cell" style:parent-style-name="Default" style:data-style-name="N0">
      <style:table-cell-properties style:vertical-align="automatic"/>
      <style:text-properties style:font-name="Source Code Pro Medium" style:font-name-asian="Source Code Pro Medium" style:font-name-complex="Source Code Pro Medium"/>
    </style:style>
    <style:style style:name="ce7" style:family="table-cell" style:parent-style-name="Default" style:data-style-name="N15">
      <style:table-cell-properties style:vertical-align="automatic"/>
      <style:text-properties style:font-name="Source Code Pro Medium" style:font-name-asian="Source Code Pro Medium" style:font-name-complex="Source Code Pro Mediu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10" style:family="table-cell" style:parent-style-name="Default" style:data-style-name="N0">
      <style:table-cell-properties style:vertical-align="automatic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style:font-name="Source Code Pro Medium" style:font-name-asian="Source Code Pro Medium" style:font-name-complex="Source Code Pro Mediu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Source Code Pro Medium" style:font-name-asian="Source Code Pro Medium" style:font-name-complex="Source Code Pro Mediu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/>
      <style:text-properties style:font-name="Source Code Pro Medium" style:font-name-asian="Source Code Pro Medium" style:font-name-complex="Source Code Pro Medium"/>
    </style:style>
    <style:style style:name="ce19" style:family="table-cell" style:parent-style-name="Default" style:data-style-name="N0">
      <style:table-cell-properties fo:background-color="#FFFFFF"/>
      <style:text-properties style:font-name="Source Code Pro Medium" style:font-name-asian="Source Code Pro Medium" style:font-name-complex="Source Code Pro Medium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Source Code Pro Medium" style:font-name-asian="Source Code Pro Medium" style:font-name-complex="Source Code Pro Medium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15">
      <style:table-cell-properties style:vertical-align="automatic" style:repeat-content="false"/>
      <style:paragraph-properties fo:text-align="start" fo:margin-left="0cm"/>
      <style:text-properties style:font-name="Source Code Pro Medium" style:font-name-asian="Source Code Pro Medium" style:font-name-complex="Source Code Pro Medium"/>
    </style:style>
    <style:style style:name="ce23" style:family="table-cell" style:parent-style-name="Default" style:data-style-name="N37">
      <style:table-cell-properties style:vertical-align="automatic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ource Code Pro Medium" style:font-name-asian="Source Code Pro Medium" style:font-name-complex="Source Code Pro Medium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Source Code Pro Medium" style:font-name-asian="Source Code Pro Medium" style:font-name-complex="Source Code Pro Medium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Source Code Pro Medium" style:font-name-asian="Source Code Pro Medium" style:font-name-complex="Source Code Pro Medium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Source Code Pro Medium" style:font-name-asian="Source Code Pro Medium" style:font-name-complex="Source Code Pro Medium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Source Code Pro Medium" style:font-name-asian="Source Code Pro Medium" style:font-name-complex="Source Code Pro Medium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ush-pull_Converter_Design" table:style-name="ta1">
        <table:table-column table:style-name="co1" table:default-cell-style-name="ce3"/>
        <table:table-column table:style-name="co2" table:default-cell-style-name="ce4"/>
        <table:table-column table:style-name="co2" table:default-cell-style-name="ce6"/>
        <table:table-column table:style-name="co2" table:number-columns-repeated="1021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Given specifications</text:p>
          </table:table-cell>
          <table:table-cell table:number-columns-repeated="2" table:style-name="ce1"/>
          <table:table-cell office:value-type="string" table:style-name="ce2">
            <text:p>Calculated specifications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string" table:style-name="ce3">
            <text:p>Minimum input voltage</text:p>
          </table:table-cell>
          <table:table-cell table:number-columns-repeated="2" table:style-name="ce1"/>
          <table:table-cell office:value-type="string" table:style-name="ce3">
            <text:p>Average input voltage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V</text:p>
          </table:table-cell>
          <table:table-cell table:style-name="ce1"/>
          <table:table-cell office:value-type="float" office:value="21.5" table:style-name="ce3">
            <text:p>21.5</text:p>
          </table:table-cell>
          <table:table-cell office:value-type="string" table:style-name="ce3">
            <text:p>V</text:p>
          </table:table-cell>
          <table:table-cell table:number-columns-repeated="6" table:style-name="ce1"/>
          <table:table-cell table:number-columns-repeated="16373"/>
        </table:table-row>
        <table:table-row table:style-name="ro1">
          <table:table-cell office:value-type="string" table:style-name="ce3">
            <text:p>Maximum input voltage</text:p>
          </table:table-cell>
          <table:table-cell table:number-columns-repeated="2" table:style-name="ce1"/>
          <table:table-cell office:value-type="string" table:style-name="ce3">
            <text:p>Auxiliary output power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V</text:p>
          </table:table-cell>
          <table:table-cell table:style-name="ce1"/>
          <table:table-cell office:value-type="float" office:value="1.2" table:style-name="ce3">
            <text:p>1.2</text:p>
          </table:table-cell>
          <table:table-cell office:value-type="string" table:style-name="ce3">
            <text:p>W</text:p>
          </table:table-cell>
          <table:table-cell table:number-columns-repeated="6" table:style-name="ce1"/>
          <table:table-cell table:number-columns-repeated="16373"/>
        </table:table-row>
        <table:table-row table:style-name="ro1">
          <table:table-cell office:value-type="string" table:style-name="ce3">
            <text:p>Rated output voltage</text:p>
          </table:table-cell>
          <table:table-cell table:number-columns-repeated="2" table:style-name="ce1"/>
          <table:table-cell office:value-type="string" table:style-name="ce3">
            <text:p>Output power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V</text:p>
          </table:table-cell>
          <table:table-cell table:style-name="ce1"/>
          <table:table-cell office:value-type="float" office:value="28.2" table:style-name="ce3">
            <text:p>28.2</text:p>
          </table:table-cell>
          <table:table-cell office:value-type="string" table:style-name="ce3">
            <text:p>W</text:p>
          </table:table-cell>
          <table:table-cell table:number-columns-repeated="6" table:style-name="ce1"/>
          <table:table-cell table:number-columns-repeated="16373"/>
        </table:table-row>
        <table:table-row table:style-name="ro1">
          <table:table-cell office:value-type="string" table:style-name="ce3">
            <text:p>Rated output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A</text:p>
          </table:table-cell>
          <table:table-cell table:style-name="ce1"/>
          <table:table-cell table:style-name="ce5"/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string" table:style-name="ce3">
            <text:p>Conversion efficiency</text:p>
          </table:table-cell>
          <table:table-cell table:number-columns-repeated="2" table:style-name="ce1"/>
          <table:table-cell office:value-type="string" table:style-name="ce3">
            <text:p>* Conversion efficiency was chosen at 80 %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float" office:value="0.8" table:style-name="ce3">
            <text:p>0.8</text:p>
          </table:table-cell>
          <table:table-cell table:number-columns-repeated="2" table:style-name="ce1"/>
          <table:table-cell office:value-type="string" table:style-name="ce3">
            <text:p>as a safety margin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office:value-type="string" table:style-name="ce3">
            <text:p>Auxiliary output voltage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float" office:value="-12" table:style-name="ce3">
            <text:p>-12</text:p>
          </table:table-cell>
          <table:table-cell office:value-type="string" table:style-name="ce4">
            <text:p>V</text:p>
          </table:table-cell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3">
            <text:p>Auxiliary output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string" table:style-name="ce4">
            <text:p>A</text:p>
          </table:table-cell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3">
            <text:p>Operating frequency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float" office:value="50000" table:style-name="ce5">
            <text:p>5.00E+04</text:p>
          </table:table-cell>
          <table:table-cell office:value-type="string" table:style-name="ce4">
            <text:p>Hz</text:p>
          </table:table-cell>
          <table:table-cell table:number-columns-repeated="9" table:style-name="ce1"/>
          <table:table-cell table:number-columns-repeated="16373"/>
        </table:table-row>
        <table:table-row table:number-rows-repeated="5"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2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Switching period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T</text:p>
          </table:table-cell>
          <table:table-cell office:value-type="string" table:style-name="ce4">
            <text:p>=</text:p>
          </table:table-cell>
          <table:table-cell office:value-type="string" table:style-name="ce6">
            <text:p>1 / Operating frequency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1 / f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2.0000000000000002E-5" table:style-name="ce7">
            <text:p>2.00E-05</text:p>
          </table:table-cell>
          <table:table-cell office:value-type="string" table:style-name="ce3">
            <text:p>s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us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style-name="ce1"/>
          <table:table-cell table:style-name="ce9"/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2">
            <text:p>Equation 3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Theoretical maximum on time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t*on</text:p>
          </table:table-cell>
          <table:table-cell office:value-type="string" table:style-name="ce4">
            <text:p>=</text:p>
          </table:table-cell>
          <table:table-cell office:value-type="string" table:style-name="ce6">
            <text:p>0.5 * period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0.5 * T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us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style-name="ce1"/>
          <table:table-cell table:style-name="ce9"/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2">
            <text:p>Equation 4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aximum duty cycle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Dmax</text:p>
          </table:table-cell>
          <table:table-cell office:value-type="string" table:style-name="ce4">
            <text:p>=</text:p>
          </table:table-cell>
          <table:table-cell office:value-type="string" table:style-name="ce6">
            <text:p>0.9 * theoretical maximum on time) / period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0.9 * (t*on) / <text:s/>T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0.45" table:style-name="ce8">
            <text:p>0.45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7"/>
          <table:table-cell table:number-columns-repeated="8" table:style-name="ce1"/>
          <table:table-cell table:number-columns-repeated="16373"/>
        </table:table-row>
        <table:table-row table:style-name="ro1">
          <table:table-cell office:value-type="string" table:style-name="ce2">
            <text:p>Equation 5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Input power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Pin</text:p>
          </table:table-cell>
          <table:table-cell office:value-type="string" table:style-name="ce4">
            <text:p>=</text:p>
          </table:table-cell>
          <table:table-cell office:value-type="string" table:style-name="ce6">
            <text:p>output power / efficency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Pout /<text:s/><text:span text:style-name="T1">η</text:span>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5.25" table:style-name="ce10">
            <text:p>35.25</text:p>
          </table:table-cell>
          <table:table-cell office:value-type="string" table:style-name="ce8">
            <text:p>W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6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aximum average input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Iin</text:p>
          </table:table-cell>
          <table:table-cell office:value-type="string" table:style-name="ce4">
            <text:p>=</text:p>
          </table:table-cell>
          <table:table-cell office:value-type="string" table:style-name="ce6">
            <text:p>input power / minimum input voltage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Pin/Vin_min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2.35" table:style-name="ce10">
            <text:p>2.35</text:p>
          </table:table-cell>
          <table:table-cell office:value-type="string" table:style-name="ce2">
            <text:p>A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7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aximum equivalent flat topped input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Ipft</text:p>
          </table:table-cell>
          <table:table-cell office:value-type="string" table:style-name="ce9">
            <text:p>=</text:p>
          </table:table-cell>
          <table:table-cell office:value-type="string" table:style-name="ce6">
            <text:p>maximum average input current / (2*maximum duty cycle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Iin/(2*Dmax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2.6111111111111098" table:style-name="ce10">
            <text:p>2.611111111</text:p>
          </table:table-cell>
          <table:table-cell office:value-type="string" table:style-name="ce2">
            <text:p>A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8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aximum input RMS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Iin_RMS</text:p>
          </table:table-cell>
          <table:table-cell office:value-type="string" table:style-name="ce9">
            <text:p>=</text:p>
          </table:table-cell>
          <table:table-cell office:value-type="string" table:style-name="ce6">
            <text:p>Maximum equivalent flat topped input current * sqrt(2*maximum duty cycle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Ipft*sqrt(2*Dmax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2.4771175004652299" table:style-name="ce8">
            <text:p>2.4771175</text:p>
          </table:table-cell>
          <table:table-cell office:value-type="string" table:style-name="ce2">
            <text:p>A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9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aximum MOSFET RMS current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Imos_RMS</text:p>
          </table:table-cell>
          <table:table-cell office:value-type="string" table:style-name="ce9">
            <text:p>=</text:p>
          </table:table-cell>
          <table:table-cell office:value-type="string" table:style-name="ce6">
            <text:p>Maximum equivalent flat topped input current * sqrt(maximum duty cycle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Ipft*sqrt(Dmax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1.75158658237484" table:style-name="ce8">
            <text:p>1.751586582</text:p>
          </table:table-cell>
          <table:table-cell office:value-type="string" table:style-name="ce8">
            <text:p>A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10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Minimum MOSFET breakdown voltage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Vbrk_Mos</text:p>
          </table:table-cell>
          <table:table-cell office:value-type="string" table:style-name="ce9">
            <text:p>=</text:p>
          </table:table-cell>
          <table:table-cell office:value-type="string" table:style-name="ce6">
            <text:p>1.3*2*maximum input voltage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1.3*2*Vin_max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72.8" table:style-name="ce8">
            <text:p>72.8</text:p>
          </table:table-cell>
          <table:table-cell office:value-type="string" table:style-name="ce8">
            <text:p>V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2">
            <text:p>Equation 11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Transformer turns ratio</text:p>
          </table:table-cell>
          <table:table-cell table:number-columns-repeated="10" table:style-name="ce1"/>
          <table:table-cell table:number-columns-repeated="16373"/>
        </table:table-row>
        <table:table-row table:style-name="ro1">
          <table:table-cell office:value-type="string" table:style-name="ce3">
            <text:p>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voltage / (2*minimum input voltage*maximum duty cycle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Vout / (2*Vin_min*Dmax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66666666666666696" table:style-name="ce11">
            <text:p>0.666666667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table:style-name="ce9"/>
          <table:table-cell table:style-name="ce11"/>
          <table:table-cell table:number-columns-repeated="8" table:style-name="ce1"/>
          <table:table-cell table:number-columns-repeated="16373"/>
        </table:table-row>
        <table:table-row table:style-name="ro1">
          <table:table-cell office:value-type="string" table:style-name="ce2">
            <text:p>Auxiliary turns ratio</text:p>
          </table:table-cell>
          <table:table-cell table:style-name="ce9"/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3">
            <text:p>N_aux</text:p>
          </table:table-cell>
          <table:table-cell office:value-type="string" table:style-name="ce9">
            <text:p>=</text:p>
          </table:table-cell>
          <table:table-cell office:value-type="string" table:style-name="ce6">
            <text:p>power loss factor / (2*minimum input voltage*maximum duty cycle)</text:p>
          </table:table-cell>
          <table:table-cell table:number-columns-repeated="8"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18 / (2*Vin_min*Dmax)</text:p>
          </table:table-cell>
          <table:table-cell table:number-columns-repeated="3" table:style-name="ce1"/>
          <table:table-cell office:value-type="string" table:style-name="ce12">
            <text:p>Note: 18 is chosen because of power loss</text:p>
          </table:table-cell>
          <table:table-cell table:number-columns-repeated="3" table:style-name="ce1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1.3333333333333299" table:style-name="ce8">
            <text:p>1.333333333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2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Minimum duty cycl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Dmi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voltage / (2*transformer turns ratio*maximum input voltage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Vout / (2*N*Vin_max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24107142857142899" table:style-name="ce11">
            <text:p>0.241071429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3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Duty cycle at nominal input voltag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Dmin_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voltage / (2*transformer turns tario*average input voltage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Vout / (2*N*Vin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31395348837209303" table:style-name="ce13">
            <text:p>0.313953488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4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Maximum average output current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out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power / output voltag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Pout/Vou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3.1333333333333302" table:style-name="ce8">
            <text:p>3.133333333</text:p>
          </table:table-cell>
          <table:table-cell office:value-type="string" table:style-name="ce8">
            <text:p>A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5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Secondary maximum RMS current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sec_RMS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current * sqrt(maximum duty cycle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Iout * sqrt(Dmax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2.1019038988498" table:style-name="ce8">
            <text:p>2.101903899</text:p>
          </table:table-cell>
          <table:table-cell office:value-type="string" table:style-name="ce8">
            <text:p>A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6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Rectifier diode voltag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Vdiode</text:p>
          </table:table-cell>
          <table:table-cell office:value-type="string" table:style-name="ce9">
            <text:p>=</text:p>
          </table:table-cell>
          <table:table-cell office:value-type="string" table:style-name="ce6">
            <text:p>transformer turns ratio * maximum input voltag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N * Vin_max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18.6666666666667" table:style-name="ce13">
            <text:p>18.66666667</text:p>
          </table:table-cell>
          <table:table-cell office:value-type="string" table:style-name="ce13">
            <text:p>V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7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Realistic maximum on tim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ton_max</text:p>
          </table:table-cell>
          <table:table-cell office:value-type="string" table:style-name="ce9">
            <text:p>=</text:p>
          </table:table-cell>
          <table:table-cell office:value-type="string" table:style-name="ce6">
            <text:p>0.9 * theoretical maximum on tim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0.9 * ton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9" table:style-name="ce7">
            <text:p>9.00E+00</text:p>
          </table:table-cell>
          <table:table-cell office:value-type="string" table:style-name="ce4">
            <text:p>us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9.0000000000000002E-6" table:style-name="ce13">
            <text:p>0.000009</text:p>
          </table:table-cell>
          <table:table-cell office:value-type="string" table:style-name="ce8">
            <text:p>s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9"/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Output current rippl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ΔI_out</text:p>
          </table:table-cell>
          <table:table-cell office:value-type="string" table:style-name="ce9">
            <text:p>=</text:p>
          </table:table-cell>
          <table:table-cell office:value-type="string" table:style-name="ce6">
            <text:p>0.15 * output curren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0.15 * Iou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45" table:style-name="ce8">
            <text:p>0.45</text:p>
          </table:table-cell>
          <table:table-cell office:value-type="string" table:style-name="ce8">
            <text:p>A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Output filter inductor valu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Lmi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(transformer turns ratio*input voltage - output voltage) * (realistic maximum on time/output current ripple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(N*Vin - Vout) * (ton_max/ΔI_out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1.0666666666666701E-4" table:style-name="ce13">
            <text:p>0.000106667</text:p>
          </table:table-cell>
          <table:table-cell office:value-type="string" table:style-name="ce8">
            <text:p>H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19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Minimum output current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out_mi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current ripple / 2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ΔI_out / 2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22500000000000001" table:style-name="ce8">
            <text:p>0.225</text:p>
          </table:table-cell>
          <table:table-cell office:value-type="string" table:style-name="ce8">
            <text:p>A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1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Output voltage rippl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ΔV_out</text:p>
          </table:table-cell>
          <table:table-cell office:value-type="string" table:style-name="ce9">
            <text:p>=</text:p>
          </table:table-cell>
          <table:table-cell office:value-type="string" table:style-name="ce6">
            <text:p>0.1% * output voltag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0.1% * Vou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8.9999999999999993E-3" table:style-name="ce8">
            <text:p>0.009</text:p>
          </table:table-cell>
          <table:table-cell office:value-type="string" table:style-name="ce8">
            <text:p>V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2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Output filter capacitor valu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C</text:p>
          </table:table-cell>
          <table:table-cell office:value-type="string" table:style-name="ce9">
            <text:p>=</text:p>
          </table:table-cell>
          <table:table-cell office:value-type="string" table:style-name="ce6">
            <text:p>(1/8) * (output current ripple / output voltage ripple) * period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(1/8)*(ΔI_out/ΔV_out)*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1.25E-4" table:style-name="ce1">
            <text:p>0.000125</text:p>
          </table:table-cell>
          <table:table-cell office:value-type="string" table:style-name="ce8">
            <text:p>F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3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Maximum equivalent series resistanc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ESR</text:p>
          </table:table-cell>
          <table:table-cell office:value-type="string" table:style-name="ce9">
            <text:p>=</text:p>
          </table:table-cell>
          <table:table-cell office:value-type="string" table:style-name="ce6">
            <text:p>output voltage ripple / output current rippl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ΔV_out / ΔI_ou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02" table:style-name="ce8">
            <text:p>0.02</text:p>
          </table:table-cell>
          <table:table-cell office:value-type="string" table:style-name="ce8">
            <text:p>Ohm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5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RMS capacitor current valu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c_rms</text:p>
          </table:table-cell>
          <table:table-cell office:value-type="string" table:style-name="ce9">
            <text:p>=</text:p>
          </table:table-cell>
          <table:table-cell office:value-type="string" table:style-name="ce6">
            <text:p>sqrt(maximum input RMS current^2 - input current^2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sqrt(Iin_rms^2 - Iin^2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78333333333333299" table:style-name="ce8">
            <text:p>0.783333333</text:p>
          </table:table-cell>
          <table:table-cell office:value-type="string" table:style-name="ce8">
            <text:p>A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6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nput voltage ripple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ΔV_i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0.1% * maximum input voltage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0.1% * Vin_max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2.8000000000000001E-2" table:style-name="ce8">
            <text:p>0.028</text:p>
          </table:table-cell>
          <table:table-cell office:value-type="string" table:style-name="ce8">
            <text:p>V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4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Input capacitor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Cin</text:p>
          </table:table-cell>
          <table:table-cell office:value-type="string" table:style-name="ce9">
            <text:p>=</text:p>
          </table:table-cell>
          <table:table-cell office:value-type="string" table:style-name="ce6">
            <text:p>RMS capacitor current * (realistic maximum on time / input voltage ripple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string" table:style-name="ce6">
            <text:p>Ic_rms * (ton_max/ΔI_in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251.78571428571399" table:style-name="ce8">
            <text:p>251.7857143</text:p>
          </table:table-cell>
          <table:table-cell office:value-type="string" table:style-name="ce8">
            <text:p>F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4">
            <text:p>Transformer Design</text:p>
          </table:table-cell>
          <table:table-cell table:style-name="ce15"/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4">
            <text:p>Core Chosen: ETD 44 N87</text:p>
          </table:table-cell>
          <table:table-cell table:style-name="ce15"/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Specifications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Waveform Coefficient (for square waves)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Kf</text:p>
          </table:table-cell>
          <table:table-cell office:value-type="float" office:value="4" table:style-name="ce4">
            <text:p>4</text:p>
          </table:table-cell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Maximum operating flux density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4">
            <text:p>B<text:span text:style-name="T3">m</text:span></text:p>
          </table:table-cell>
          <table:table-cell office:value-type="float" office:value="0.05" table:style-name="ce4">
            <text:p>0.05</text:p>
          </table:table-cell>
          <table:table-cell office:value-type="string" table:style-name="ce4">
            <text:p>T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Regulation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α</text:p>
          </table:table-cell>
          <table:table-cell office:value-type="float" office:value="5.0000000000000001E-4" table:style-name="ce4">
            <text:p>0.0005</text:p>
          </table:table-cell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Core cross section area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4">
            <text:p>A<text:span text:style-name="T3">c</text:span></text:p>
          </table:table-cell>
          <table:table-cell office:value-type="float" office:value="1.73E-4" table:style-name="ce4">
            <text:p>0.000173</text:p>
          </table:table-cell>
          <table:table-cell office:value-type="string" table:style-name="ce4">
            <text:p>m<text:span text:style-name="T4">2</text:span>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Mean length per turn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MLT</text:p>
          </table:table-cell>
          <table:table-cell office:value-type="float" office:value="47.752208334564898" table:style-name="ce4">
            <text:p>47.75220833</text:p>
          </table:table-cell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ΔB</text:p>
          </table:table-cell>
          <table:table-cell office:value-type="float" office:value="0.2" table:style-name="ce4">
            <text:p>0.2</text:p>
          </table:table-cell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Efficiency</text:p>
          </table:table-cell>
          <table:table-cell office:value-type="float" office:value="0.98" table:style-name="ce4">
            <text:p>0.98</text:p>
          </table:table-cell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3"/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8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Transformer Apparent Power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P<text:span text:style-name="T3">t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(Efficiency<text:span text:style-name="T4">-1<text:s/></text:span>+ 1) * Output Voltage * Input Voltage</text:p>
          </table:table-cell>
          <table:table-cell table:style-name="ce4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(1/η+1) Vout * Iout</text:p>
          </table:table-cell>
          <table:table-cell table:style-name="ce4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54.551020408163303" table:style-name="ce17">
            <text:p>54.55102041</text:p>
          </table:table-cell>
          <table:table-cell office:value-type="string" table:style-name="ce17">
            <text:p>W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29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Electrical Condition Parameter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K<text:span text:style-name="T3">e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0.145 * Waveform Coefficient<text:span text:style-name="T4">2</text:span><text:s/>* Switching Frequency<text:span text:style-name="T4">2</text:span><text:s/>* Flux Density<text:span text:style-name="T4">2</text:span>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0.145 * Kf<text:span text:style-name="T4">2</text:span><text:s/>* f<text:span text:style-name="T4">2</text:span><text:s/>* B<text:span text:style-name="T3">m</text:span><text:span text:style-name="T4">2</text:span><text:s/>(10<text:span text:style-name="T4">-4</text:span>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1450" table:style-name="ce8">
            <text:p>1450</text:p>
          </table:table-cell>
          <table:table-cell table:style-name="ce2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number-rows-repeated="2"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31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Core Geometry Parameter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K<text:span text:style-name="T3">g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Apparent Power / (2 * Electrical Condition * Regulation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Pt/(2*Ke*α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37.621393384940198" table:style-name="ce6">
            <text:p>37.62139338</text:p>
          </table:table-cell>
          <table:table-cell office:value-type="string" table:style-name="ce4">
            <text:p>m<text:span text:style-name="T4">5</text:span>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3.7621393384940201E-2" table:style-name="ce8">
            <text:p>0.037621393</text:p>
          </table:table-cell>
          <table:table-cell office:value-type="string" table:style-name="ce8">
            <text:p>cm<text:span text:style-name="T5">2</text:span>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33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Number of Primary Turns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N<text:span text:style-name="T3">1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Vin_min * Dmax * T / (ΔB * Ac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9017341040462399" table:style-name="ce8">
            <text:p>3.901734104</text:p>
          </table:table-cell>
          <table:table-cell office:value-type="string" table:style-name="ce8">
            <text:p>turns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10"/>
          <table:table-cell table:style-name="ce8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35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Number of Secondary Turns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N<text:span text:style-name="T3">2</text:span></text:p>
          </table:table-cell>
          <table:table-cell office:value-type="string" table:style-name="ce4">
            <text:p>=</text:p>
          </table:table-cell>
          <table:table-cell office:value-type="string" table:style-name="ce4">
            <text:p>N * N<text:span text:style-name="T3">1</text:span>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2.6011560693641602" table:style-name="ce8">
            <text:p>2.601156069</text:p>
          </table:table-cell>
          <table:table-cell office:value-type="string" table:style-name="ce8">
            <text:p>turns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4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Number of Auxiliary Secondary Turns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N<text:span text:style-name="T3">2</text:span>_aux</text:p>
          </table:table-cell>
          <table:table-cell office:value-type="string" table:style-name="ce4">
            <text:p>=</text:p>
          </table:table-cell>
          <table:table-cell office:value-type="string" table:style-name="ce6">
            <text:p>N_aux * N<text:span text:style-name="T3">1</text:span>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5.2023121387283204" table:style-name="ce10">
            <text:p>5.202312139</text:p>
          </table:table-cell>
          <table:table-cell office:value-type="string" table:style-name="ce8">
            <text:p>turns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* We are using exact calculations for the number of turns</text:p>
          </table:table-cell>
          <table:table-cell table:style-name="ce1"/>
          <table:table-cell table:style-name="ce4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These values can be modified if they cannot be achieved</text:p>
          </table:table-cell>
          <table:table-cell table:style-name="ce1"/>
          <table:table-cell table:style-name="ce4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4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36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16">
            <text:p>Wire Diameter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d</text:p>
          </table:table-cell>
          <table:table-cell office:value-type="string" table:style-name="ce9">
            <text:p>=</text:p>
          </table:table-cell>
          <table:table-cell office:value-type="string" table:style-name="ce6">
            <text:p>2 * 6.62 / SQRT(Switching Frequency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6"/>
          <table:table-cell office:value-type="string" table:style-name="ce15">
            <text:p>=</text:p>
          </table:table-cell>
          <table:table-cell office:value-type="string" table:style-name="ce18">
            <text:p>2 * 6.62 / SQRT(f)</text:p>
          </table:table-cell>
          <table:table-cell table:number-columns-repeated="3" table:style-name="ce19"/>
          <table:table-cell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5.9211080044194397E-2" table:style-name="ce10">
            <text:p>0.05921108</text:p>
          </table:table-cell>
          <table:table-cell office:value-type="string" table:style-name="ce8">
            <text:p>cm</text:p>
          </table:table-cell>
          <table:table-cell table:style-name="ce1"/>
          <table:table-cell table:style-name="ce20"/>
          <table:table-cell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*Wire of Diameter 0.09 cm chosen</text:p>
          </table:table-cell>
          <table:table-cell table:style-name="ce1"/>
          <table:table-cell table:style-name="ce7"/>
          <table:table-cell table:style-name="ce8"/>
          <table:table-cell table:style-name="ce1"/>
          <table:table-cell table:style-name="ce20"/>
          <table:table-cell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7"/>
          <table:table-cell table:style-name="ce8"/>
          <table:table-cell table:style-name="ce1"/>
          <table:table-cell table:style-name="ce20"/>
          <table:table-cell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38</text:p>
          </table:table-cell>
          <table:table-cell table:number-columns-repeated="4" table:style-name="ce1"/>
          <table:table-cell table:style-name="ce19"/>
          <table:table-cell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Conductor section</text:p>
          </table:table-cell>
          <table:table-cell table:number-columns-repeated="5" table:style-name="ce1"/>
          <table:table-cell table:style-name="ce9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A<text:span text:style-name="T3">w</text:span></text:p>
          </table:table-cell>
          <table:table-cell office:value-type="string" table:style-name="ce9">
            <text:p>=</text:p>
          </table:table-cell>
          <table:table-cell office:value-type="string" table:style-name="ce3">
            <text:p>Π * (d<text:span text:style-name="T4">2</text:span><text:s/>/ 4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table:style-name="ce1"/>
          <table:table-cell office:value-type="string" table:style-name="ce9">
            <text:p>=</text:p>
          </table:table-cell>
          <table:table-cell office:value-type="float" office:value="2.7535682617596102E-3" table:style-name="ce8">
            <text:p>0.002753568</text:p>
          </table:table-cell>
          <table:table-cell office:value-type="string" table:style-name="ce8">
            <text:p>cm<text:span text:style-name="T5">2</text:span>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9"/>
          <table:table-cell table:number-columns-repeated="5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A<text:span text:style-name="T3">W009</text:span></text:p>
          </table:table-cell>
          <table:table-cell office:value-type="string" table:style-name="ce4">
            <text:p>=</text:p>
          </table:table-cell>
          <table:table-cell office:value-type="string" table:style-name="ce3">
            <text:p>Π * (0.09<text:span text:style-name="T4">2</text:span><text:s/>/ 4)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table:style-name="ce1"/>
          <table:table-cell office:value-type="string" table:style-name="ce15">
            <text:p>=</text:p>
          </table:table-cell>
          <table:table-cell office:value-type="float" office:value="6.3617251235193297E-3" table:style-name="ce10">
            <text:p>0.006361725</text:p>
          </table:table-cell>
          <table:table-cell office:value-type="string" table:style-name="ce8">
            <text:p>cm<text:span text:style-name="T5">2</text:span>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5"/>
          <table:table-cell table:style-name="ce10"/>
          <table:table-cell table:style-name="ce8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3">
            <text:p>Current Density</text:p>
          </table:table-cell>
          <table:table-cell table:style-name="ce15"/>
          <table:table-cell table:style-name="ce18"/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office:value-type="string" table:style-name="ce3">
            <text:p>J</text:p>
          </table:table-cell>
          <table:table-cell office:value-type="string" table:style-name="ce15">
            <text:p>=</text:p>
          </table:table-cell>
          <table:table-cell office:value-type="float" office:value="500" table:style-name="ce15">
            <text:p>500</text:p>
          </table:table-cell>
          <table:table-cell office:value-type="string" table:style-name="ce15">
            <text:p>A/cm<text:span text:style-name="T4">2</text:span></text:p>
          </table:table-cell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Equation 40</text:p>
          </table:table-cell>
          <table:table-cell table:number-columns-repeated="6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2">
          <table:table-cell office:value-type="string" table:style-name="ce3">
            <text:p>A<text:span text:style-name="T3">wp</text:span></text:p>
          </table:table-cell>
          <table:table-cell office:value-type="string" table:style-name="ce4">
            <text:p>=</text:p>
          </table:table-cell>
          <table:table-cell office:value-type="string" table:style-name="ce16">
            <text:p>Input current / Current density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16">
            <text:p>Iin / J</text:p>
          </table:table-cell>
          <table:table-cell table:number-columns-repeated="4" table:style-name="ce1"/>
          <table:table-cell table:number-columns-repeated="3" table:style-name="ce3"/>
          <table:table-cell table:style-name="ce1"/>
          <table:table-cell table:number-columns-repeated="16373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4.7000000000000002E-3" table:style-name="ce10">
            <text:p>0.0047</text:p>
          </table:table-cell>
          <table:table-cell office:value-type="string" table:style-name="ce8">
            <text:p>cm<text:span text:style-name="T5">2</text:span></text:p>
          </table:table-cell>
          <table:table-cell table:number-columns-repeated="3" table:style-name="ce1"/>
          <table:table-cell table:number-columns-repeated="3" table:style-name="ce3"/>
          <table:table-cell table:style-name="ce2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style-name="ce8"/>
          <table:table-cell table:number-columns-repeated="4" table:style-name="ce1"/>
          <table:table-cell table:number-columns-repeated="3" table:style-name="ce3"/>
          <table:table-cell table:style-name="ce21"/>
          <table:table-cell table:number-columns-repeated="16373"/>
        </table:table-row>
        <table:table-row table:style-name="ro1">
          <table:table-cell office:value-type="string" table:style-name="ce2">
            <text:p>Equation 39</text:p>
          </table:table-cell>
          <table:table-cell table:style-name="ce10"/>
          <table:table-cell table:style-name="ce8"/>
          <table:table-cell table:number-columns-repeated="4" table:style-name="ce1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Number of primary wires</text:p>
          </table:table-cell>
          <table:table-cell table:number-columns-repeated="6" table:style-name="ce1"/>
          <table:table-cell table:number-columns-repeated="1017" table:style-name="ce3"/>
          <table:table-cell table:number-columns-repeated="15360"/>
        </table:table-row>
        <table:table-row table:style-name="ro2">
          <table:table-cell office:value-type="string" table:style-name="ce3">
            <text:p>S<text:span text:style-name="T3">np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A<text:span text:style-name="T3">wp</text:span><text:s/>/ A<text:span text:style-name="T3">w009</text:span></text:p>
          </table:table-cell>
          <table:table-cell table:number-columns-repeated="4" table:style-name="ce1"/>
          <table:table-cell table:number-columns-repeated="1017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0.73879331608089704" table:style-name="ce8">
            <text:p>0.738793316</text:p>
          </table:table-cell>
          <table:table-cell table:number-columns-repeated="4" table:style-name="ce1"/>
          <table:table-cell table:number-columns-repeated="1017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table:style-name="ce4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3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Secondary winding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A<text:span text:style-name="T3">ws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Output current / Current Density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4">
            <text:p>Iout / J</text:p>
          </table:table-cell>
          <table:table-cell table:number-columns-repeated="4" table:style-name="ce1"/>
          <table:table-cell table:number-columns-repeated="16377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6.0000000000000001E-3" table:style-name="ce8">
            <text:p>0.006</text:p>
          </table:table-cell>
          <table:table-cell office:value-type="string" table:style-name="ce8">
            <text:p>cm<text:span text:style-name="T5">2</text:span>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4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4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Number of secondary wires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S<text:span text:style-name="T3">ns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A<text:span text:style-name="T3">ws</text:span><text:s/>/ A<text:span text:style-name="T3">w009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0.94314040350752804" table:style-name="ce8">
            <text:p>0.943140404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8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1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16">
            <text:p>Copper resistivity per meter</text:p>
          </table:table-cell>
          <table:table-cell table:number-columns-repeated="2" table:style-name="ce1"/>
          <table:table-cell table:style-name="ce4"/>
          <table:table-cell office:value-type="string" table:style-name="ce9">
            <text:p>=</text:p>
          </table:table-cell>
          <table:table-cell office:value-type="float" office:value="1.6779999999999999E-8" table:style-name="ce3">
            <text:p>1.678E-08</text:p>
          </table:table-cell>
          <table:table-cell office:value-type="string" table:style-name="ce4">
            <text:p>Ohm/m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Wire resistance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R</text:p>
          </table:table-cell>
          <table:table-cell office:value-type="string" table:style-name="ce4">
            <text:p>=</text:p>
          </table:table-cell>
          <table:table-cell office:value-type="float" office:value="3.3382749313525E-4" table:style-name="ce6">
            <text:p>0.000333827</text:p>
          </table:table-cell>
          <table:table-cell office:value-type="string" table:style-name="ce4">
            <text:p>Ohm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3">
            <text:p>Primary resistance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r<text:span text:style-name="T3">p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Resistance of wire / Number of Primary Wires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4.51855053191489E-4" table:style-name="ce10">
            <text:p>0.000451855</text:p>
          </table:table-cell>
          <table:table-cell office:value-type="string" table:style-name="ce8">
            <text:p>Ohm/m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2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Resistance of primary winding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R<text:span text:style-name="T3">p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Number of primary turns * Mean Length per Turn * Primary Resistance</text:p>
          </table:table-cell>
          <table:table-cell table:number-columns-repeated="4" table:style-name="ce1"/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N<text:span text:style-name="T3">1</text:span><text:s/>* MLT * r<text:span text:style-name="T3">p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8.4188015780303299E-2" table:style-name="ce8">
            <text:p>0.084188016</text:p>
          </table:table-cell>
          <table:table-cell office:value-type="string" table:style-name="ce8">
            <text:p>Ohm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5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Secondary resistance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r<text:span text:style-name="T3">s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Resistance of wire / Number of Primary Wires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5395312499999999E-4" table:style-name="ce8">
            <text:p>0.000353953</text:p>
          </table:table-cell>
          <table:table-cell office:value-type="string" table:style-name="ce8">
            <text:p>Ohm/m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6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Resistance of secondary winding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R<text:span text:style-name="T3">s</text:span></text:p>
          </table:table-cell>
          <table:table-cell office:value-type="string" table:style-name="ce9">
            <text:p>=</text:p>
          </table:table-cell>
          <table:table-cell office:value-type="string" table:style-name="ce6">
            <text:p>Number of secondary turns * Mean Length per Turn * Secondary Resistance</text:p>
          </table:table-cell>
          <table:table-cell table:number-columns-repeated="4" table:style-name="ce1"/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N<text:span text:style-name="T3">2</text:span><text:s/>* MLT * r<text:span text:style-name="T3">s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4.39648526852695E-2" table:style-name="ce8">
            <text:p>0.043964853</text:p>
          </table:table-cell>
          <table:table-cell office:value-type="string" table:style-name="ce8">
            <text:p>Ohm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7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Total copper losses</text:p>
          </table:table-cell>
          <table:table-cell table:number-columns-repeated="6" table:style-name="ce1"/>
          <table:table-cell table:number-columns-repeated="16377"/>
        </table:table-row>
        <table:table-row table:style-name="ro4">
          <table:table-cell office:value-type="string" table:style-name="ce3">
            <text:p>P<text:span text:style-name="T6">cu</text:span></text:p>
          </table:table-cell>
          <table:table-cell office:value-type="string" table:style-name="ce9">
            <text:p>=</text:p>
          </table:table-cell>
          <table:table-cell office:value-type="string" table:style-name="ce6">
            <text:p>Power loss in primary + Power loss in secondary</text:p>
          </table:table-cell>
          <table:table-cell table:number-columns-repeated="4" table:style-name="ce1"/>
          <table:table-cell table:number-columns-repeated="16377"/>
        </table:table-row>
        <table:table-row table:style-name="ro2">
          <table:table-cell table:style-name="ce1"/>
          <table:table-cell office:value-type="string" table:style-name="ce9">
            <text:p>=</text:p>
          </table:table-cell>
          <table:table-cell office:value-type="string" table:style-name="ce22">
            <text:p>R<text:span text:style-name="T3">p<text:s/></text:span>* Iin<text:span text:style-name="T4">2</text:span><text:s/>+ R<text:span text:style-name="T3">s</text:span><text:s/>* I<text:span text:style-name="T3">s</text:span><text:span text:style-name="T4">2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=</text:p>
          </table:table-cell>
          <table:table-cell office:value-type="float" office:value="0.89656547084343696" table:style-name="ce13">
            <text:p>0.896565471</text:p>
          </table:table-cell>
          <table:table-cell office:value-type="string" table:style-name="ce8">
            <text:p>W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9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8</text:p>
          </table:table-cell>
          <table:table-cell table:style-name="ce9"/>
          <table:table-cell table:number-columns-repeated="5" table:style-name="ce1"/>
          <table:table-cell table:number-columns-repeated="16377"/>
        </table:table-row>
        <table:table-row table:style-name="ro1">
          <table:table-cell office:value-type="string" table:style-name="ce3">
            <text:p>Transformer Regulation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α</text:p>
          </table:table-cell>
          <table:table-cell office:value-type="string" table:style-name="ce9">
            <text:p>=</text:p>
          </table:table-cell>
          <table:table-cell office:value-type="string" table:style-name="ce6">
            <text:p>Copper losses / Output Power</text:p>
          </table:table-cell>
          <table:table-cell table:number-columns-repeated="4" table:style-name="ce1"/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22">
            <text:p>P<text:span text:style-name="T3">cu</text:span><text:s/>/ P<text:span text:style-name="T3">out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1793101802958801" table:style-name="ce11">
            <text:p>3.17931018</text:p>
          </table:table-cell>
          <table:table-cell office:value-type="string" table:style-name="ce8">
            <text:p>%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2">
            <text:p>Equation 49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Core Volume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16">
            <text:p>V<text:span text:style-name="T3">e</text:span></text:p>
          </table:table-cell>
          <table:table-cell office:value-type="float" office:value="1.7799999999999999E-5" table:style-name="ce9">
            <text:p>1.78E-05</text:p>
          </table:table-cell>
          <table:table-cell office:value-type="string" table:style-name="ce4">
            <text:p>m<text:span text:style-name="T4">3</text:span></text:p>
          </table:table-cell>
          <table:table-cell office:value-type="string" table:style-name="ce3">
            <text:p>(From datasheet)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style-name="ce1"/>
          <table:table-cell table:style-name="ce9"/>
          <table:table-cell table:style-name="ce4"/>
          <table:table-cell table:number-columns-repeated="4" table:style-name="ce1"/>
          <table:table-cell table:number-columns-repeated="16377"/>
        </table:table-row>
        <table:table-row table:style-name="ro1">
          <table:table-cell office:value-type="string" table:style-name="ce3">
            <text:p>Core loss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P<text:span text:style-name="T3">v</text:span></text:p>
          </table:table-cell>
          <table:table-cell office:value-type="string" table:style-name="ce9">
            <text:p>=</text:p>
          </table:table-cell>
          <table:table-cell office:value-type="string" table:style-name="ce16">
            <text:p>28.1 * V<text:span text:style-name="T3">e</text:span>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0.50017999999999996" table:style-name="ce13">
            <text:p>0.50018</text:p>
          </table:table-cell>
          <table:table-cell office:value-type="string" table:style-name="ce8">
            <text:p>W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13"/>
          <table:table-cell table:style-name="ce8"/>
          <table:table-cell table:number-columns-repeated="3" table:style-name="ce1"/>
          <table:table-cell table:number-columns-repeated="16377"/>
        </table:table-row>
        <table:table-row table:style-name="ro1">
          <table:table-cell office:value-type="string" table:style-name="ce2">
            <text:p>Equation 51</text:p>
          </table:table-cell>
          <table:table-cell table:number-columns-repeated="2" table:style-name="ce1"/>
          <table:table-cell table:style-name="ce8"/>
          <table:table-cell table:number-columns-repeated="3" table:style-name="ce1"/>
          <table:table-cell table:number-columns-repeated="16377"/>
        </table:table-row>
        <table:table-row table:style-name="ro1">
          <table:table-cell office:value-type="string" table:style-name="ce3">
            <text:p>Thermal Resistance</text:p>
          </table:table-cell>
          <table:table-cell table:number-columns-repeated="6" table:style-name="ce1"/>
          <table:table-cell table:number-columns-repeated="16377"/>
        </table:table-row>
        <table:table-row table:style-name="ro2">
          <table:table-cell office:value-type="string" table:style-name="ce3">
            <text:p>R<text:span text:style-name="T3">th</text:span>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K/W</text:p>
          </table:table-cell>
          <table:table-cell office:value-type="string" table:style-name="ce16">
            <text:p>(From datasheet)</text:p>
          </table:table-cell>
          <table:table-cell table:number-columns-repeated="3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Equation 50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Transformer temperature rise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3">
            <text:p>Tr</text:p>
          </table:table-cell>
          <table:table-cell office:value-type="string" table:style-name="ce4">
            <text:p>=</text:p>
          </table:table-cell>
          <table:table-cell office:value-type="string" table:style-name="ce6">
            <text:p>Thermal Resistance * (Copper losses + Core losses)</text:p>
          </table:table-cell>
          <table:table-cell table:number-columns-repeated="4" table:style-name="ce1"/>
          <table:table-cell table:number-columns-repeated="16377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R<text:span text:style-name="T3">th</text:span><text:s/>* (P<text:span text:style-name="T3">cu</text:span><text:s/>+ P<text:span text:style-name="T3">v</text:span>)</text:p>
          </table:table-cell>
          <table:table-cell table:number-columns-repeated="4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15.3642001792778" table:style-name="ce23">
            <text:p>15.36<text:s/></text:p>
          </table:table-cell>
          <table:table-cell office:value-type="string" table:style-name="ce8">
            <text:p>°C</text:p>
          </table:table-cell>
          <table:table-cell table:number-columns-repeated="3" table:style-name="ce1"/>
          <table:table-cell table:number-columns-repeated="16377"/>
        </table:table-row>
        <table:table-row table:number-rows-repeated="2"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2">
            <text:p>Inductor Design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office:value-type="string" table:style-name="ce2">
            <text:p>Core Chosen: ETD 34 N27 with air gap</text:p>
          </table:table-cell>
          <table:table-cell table:number-columns-repeated="6" table:style-name="ce1"/>
          <table:table-cell table:number-columns-repeated="16377"/>
        </table:table-row>
        <table:table-row table:style-name="ro1">
          <table:table-cell table:number-columns-repeated="7" table:style-name="ce1"/>
          <table:table-cell table:number-columns-repeated="16377"/>
        </table:table-row>
        <table:table-row table:style-name="ro1">
          <table:table-cell office:value-type="string" table:style-name="ce10">
            <text:p>Specifications</text:p>
          </table:table-cell>
          <table:table-cell table:number-columns-repeated="3" table:style-name="ce10"/>
          <table:table-cell office:value-type="string" table:style-name="ce8">
            <text:p>Symbol</text:p>
          </table:table-cell>
          <table:table-cell office:value-type="string" table:style-name="ce8">
            <text:p>Value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string" table:style-name="ce3">
            <text:p>Minimum inductance value</text:p>
          </table:table-cell>
          <table:table-cell table:number-columns-repeated="3" table:style-name="ce1"/>
          <table:table-cell office:value-type="string" table:style-name="ce4">
            <text:p>L<text:span text:style-name="T3">min</text:span></text:p>
          </table:table-cell>
          <table:table-cell office:value-type="float" office:value="1.0666666666666701E-4" table:style-name="ce4">
            <text:p>0.000106667</text:p>
          </table:table-cell>
          <table:table-cell office:value-type="string" table:style-name="ce4">
            <text:p>H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C Current</text:p>
          </table:table-cell>
          <table:table-cell table:number-columns-repeated="3" table:style-name="ce1"/>
          <table:table-cell office:value-type="string" table:style-name="ce4">
            <text:p>Iout</text:p>
          </table:table-cell>
          <table:table-cell office:value-type="float" office:value="3.1333333333333302" table:style-name="ce4">
            <text:p>3.133333333</text:p>
          </table:table-cell>
          <table:table-cell office:value-type="string" table:style-name="ce4">
            <text:p>A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C Current</text:p>
          </table:table-cell>
          <table:table-cell table:number-columns-repeated="3" table:style-name="ce1"/>
          <table:table-cell office:value-type="string" table:style-name="ce4">
            <text:p>ΔI_out</text:p>
          </table:table-cell>
          <table:table-cell office:value-type="float" office:value="0.45" table:style-name="ce4">
            <text:p>0.45</text:p>
          </table:table-cell>
          <table:table-cell office:value-type="string" table:style-name="ce4">
            <text:p>A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Operating Flux Density</text:p>
          </table:table-cell>
          <table:table-cell table:number-columns-repeated="3" table:style-name="ce1"/>
          <table:table-cell office:value-type="string" table:style-name="ce4">
            <text:p>B<text:span text:style-name="T3">m</text:span></text:p>
          </table:table-cell>
          <table:table-cell office:value-type="float" office:value="0.2" table:style-name="ce4">
            <text:p>0.2</text:p>
          </table:table-cell>
          <table:table-cell office:value-type="string" table:style-name="ce4">
            <text:p>T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Equation 52</text:p>
          </table:table-cell>
          <table:table-cell table:number-columns-repeated="4" table:style-name="ce1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6">
            <text:p>Peak Current Value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I<text:span text:style-name="T3">pk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Average output current + (Output Current Ripple / 2)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Iout + ΔI_out / 2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3583333333333298" table:style-name="ce10">
            <text:p>3.358333333</text:p>
          </table:table-cell>
          <table:table-cell office:value-type="string" table:style-name="ce8">
            <text:p>A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2">
            <text:p>Equation 53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LI<text:span text:style-name="T3">pk</text:span><text:span text:style-name="T4">2</text:span></text:p>
          </table:table-cell>
          <table:table-cell office:value-type="string" table:style-name="ce4">
            <text:p>=</text:p>
          </table:table-cell>
          <table:table-cell office:value-type="string" table:style-name="ce6">
            <text:p>Output filter inductor value * (Peak current value)<text:span text:style-name="T4">2</text:span>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1.2030296296296301E-3" table:style-name="ce6">
            <text:p>0.00120303</text:p>
          </table:table-cell>
          <table:table-cell office:value-type="string" table:style-name="ce4">
            <text:p>HA<text:span text:style-name="T4">2</text:span></text:p>
          </table:table-cell>
          <table:table-cell table:style-name="ce1"/>
          <table:table-cell table:number-columns-repeated="16379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float" office:value="1.2030296296296299" table:style-name="ce10">
            <text:p>1.20302963</text:p>
          </table:table-cell>
          <table:table-cell office:value-type="string" table:style-name="ce8">
            <text:p>mHA<text:span text:style-name="T5">2</text:span>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3">
            <text:p>Core Volume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A<text:span text:style-name="T3">e</text:span></text:p>
          </table:table-cell>
          <table:table-cell office:value-type="string" table:style-name="ce4">
            <text:p>=</text:p>
          </table:table-cell>
          <table:table-cell office:value-type="float" office:value="9.7100000000000002E-5" table:style-name="ce1">
            <text:p>0.0000971</text:p>
          </table:table-cell>
          <table:table-cell table:style-name="ce1"/>
          <table:table-cell office:value-type="string" table:style-name="ce3">
            <text:p>(From datasheet)</text:p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3">
            <text:p>Inductor Turns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N</text:p>
          </table:table-cell>
          <table:table-cell office:value-type="string" table:style-name="ce4">
            <text:p>=</text:p>
          </table:table-cell>
          <table:table-cell office:value-type="string" table:style-name="ce6">
            <text:p>(Inductance * Peak Current) / (Core Volume * Operating Flux Density)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(L<text:span text:style-name="T3">min</text:span><text:s/>* I<text:span text:style-name="T3">pk</text:span>) / (B<text:span text:style-name="T3">m</text:span><text:s/>* A<text:span text:style-name="T3">e</text:span>)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18.446046458404801" table:style-name="ce8">
            <text:p>18.44604646</text:p>
          </table:table-cell>
          <table:table-cell office:value-type="string" table:style-name="ce8">
            <text:p>turns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2" table:style-name="ce8"/>
          <table:table-cell table:style-name="ce1"/>
          <table:table-cell table:number-columns-repeated="16379"/>
        </table:table-row>
        <table:table-row table:style-name="ro1">
          <table:table-cell office:value-type="string" table:style-name="ce2">
            <text:p>Equation 54</text:p>
          </table:table-cell>
          <table:table-cell table:style-name="ce1"/>
          <table:table-cell table:number-columns-repeated="2" table:style-name="ce8"/>
          <table:table-cell table:style-name="ce1"/>
          <table:table-cell table:number-columns-repeated="16379"/>
        </table:table-row>
        <table:table-row table:style-name="ro1">
          <table:table-cell office:value-type="string" table:style-name="ce3">
            <text:p>Inductance Factor</text:p>
          </table:table-cell>
          <table:table-cell table:style-name="ce1"/>
          <table:table-cell table:number-columns-repeated="2" table:style-name="ce8"/>
          <table:table-cell table:style-name="ce1"/>
          <table:table-cell table:number-columns-repeated="16379"/>
        </table:table-row>
        <table:table-row table:style-name="ro2">
          <table:table-cell office:value-type="string" table:style-name="ce3">
            <text:p>A<text:span text:style-name="T3">L</text:span></text:p>
          </table:table-cell>
          <table:table-cell office:value-type="string" table:style-name="ce4">
            <text:p>=</text:p>
          </table:table-cell>
          <table:table-cell office:value-type="string" table:style-name="ce4">
            <text:p>L<text:span text:style-name="T3">min</text:span>/N<text:span text:style-name="T4">2</text:span></text:p>
          </table:table-cell>
          <table:table-cell table:style-name="ce8"/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1348887069066401E-7" table:style-name="ce4">
            <text:p>3.13489E-07</text:p>
          </table:table-cell>
          <table:table-cell office:value-type="string" table:style-name="ce4">
            <text:p>H</text:p>
          </table:table-cell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13.48887069066399" table:style-name="ce8">
            <text:p>313.4888707</text:p>
          </table:table-cell>
          <table:table-cell office:value-type="string" table:style-name="ce8">
            <text:p>nH</text:p>
          </table:table-cell>
          <table:table-cell table:style-name="ce1"/>
          <table:table-cell table:number-columns-repeated="16379"/>
        </table:table-row>
        <table:table-row table:style-name="ro2">
          <table:table-cell office:value-type="string" table:style-name="ce3">
            <text:p>* We chose a gap value of 0.20 mm with an A<text:span text:style-name="T3">L<text:s/></text:span>of 482 nH</text:p>
          </table:table-cell>
          <table:table-cell table:style-name="ce1"/>
          <table:table-cell table:number-columns-repeated="2" table:style-name="ce8"/>
          <table:table-cell table:style-name="ce1"/>
          <table:table-cell table:number-columns-repeated="16379"/>
        </table:table-row>
        <table:table-row table:style-name="ro1">
          <table:table-cell office:value-type="string" table:style-name="ce3">
            <text:p>* New N value =</text:p>
          </table:table-cell>
          <table:table-cell table:style-name="ce1"/>
          <table:table-cell office:value-type="float" office:value="14.876160066112" table:style-name="ce8">
            <text:p>14.87616007</text:p>
          </table:table-cell>
          <table:table-cell office:value-type="string" table:style-name="ce8">
            <text:p>turns</text:p>
          </table:table-cell>
          <table:table-cell table:style-name="ce1"/>
          <table:table-cell table:number-columns-repeated="16379"/>
        </table:table-row>
        <table:table-row table:number-rows-repeated="2" table:style-name="ro1">
          <table:table-cell table:style-name="ce3"/>
          <table:table-cell table:style-name="ce1"/>
          <table:table-cell table:number-columns-repeated="2" table:style-name="ce8"/>
          <table:table-cell table:style-name="ce1"/>
          <table:table-cell table:number-columns-repeated="16379"/>
        </table:table-row>
        <table:table-row table:style-name="ro1">
          <table:table-cell office:value-type="string" table:style-name="ce2">
            <text:p>Equation 57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Total Winding Resistance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R</text:p>
          </table:table-cell>
          <table:table-cell office:value-type="string" table:style-name="ce4">
            <text:p>=</text:p>
          </table:table-cell>
          <table:table-cell office:value-type="string" table:style-name="ce6">
            <text:p>(Number of turns / Number of turns per layer) * Resistance per single layer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(N / N<text:span text:style-name="T3">layer</text:span>) * r<text:span text:style-name="T3">layer</text:span>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0.38" table:style-name="ce8">
            <text:p>0.38</text:p>
          </table:table-cell>
          <table:table-cell office:value-type="string" table:style-name="ce8">
            <text:p>Ohm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19"/>
          <table:table-cell table:number-columns-repeated="16379"/>
        </table:table-row>
        <table:table-row table:style-name="ro1">
          <table:table-cell office:value-type="string" table:style-name="ce2">
            <text:p>Equation 58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Copper Losses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P<text:span text:style-name="T3">cu</text:span></text:p>
          </table:table-cell>
          <table:table-cell office:value-type="string" table:style-name="ce24">
            <text:p>=</text:p>
          </table:table-cell>
          <table:table-cell office:value-type="string" table:style-name="ce6">
            <text:p>Resistance * Output Current<text:span text:style-name="T4">2</text:span>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table:style-name="ce1"/>
          <table:table-cell office:value-type="string" table:style-name="ce4">
            <text:p>=</text:p>
          </table:table-cell>
          <table:table-cell office:value-type="string" table:style-name="ce6">
            <text:p>RIout<text:span text:style-name="T4">2</text:span>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3.73075555555556" table:style-name="ce10">
            <text:p>3.730755556</text:p>
          </table:table-cell>
          <table:table-cell office:value-type="string" table:style-name="ce8">
            <text:p>W</text:p>
          </table:table-cell>
          <table:table-cell table:style-name="ce1"/>
          <table:table-cell table:number-columns-repeated="16379"/>
        </table:table-row>
        <table:table-row table:number-rows-repeated="2"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2">
            <text:p>Equation 59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Core Losses / Weight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P<text:span text:style-name="T3">L/g</text:span></text:p>
          </table:table-cell>
          <table:table-cell office:value-type="string" table:style-name="ce4">
            <text:p>=</text:p>
          </table:table-cell>
          <table:table-cell office:value-type="string" table:style-name="ce1">
            <text:p>k *B<text:span text:style-name="T7">ac</text:span><text:span text:style-name="T8">2.12</text:span><text:s/>* f<text:span text:style-name="T8">1.23</text:span>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2.0470000000000002E-3" table:style-name="ce8">
            <text:p>0.002047</text:p>
          </table:table-cell>
          <table:table-cell office:value-type="string" table:style-name="ce8">
            <text:p>W/g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2">
            <text:p>Equation 60</text:p>
          </table:table-cell>
          <table:table-cell table:number-columns-repeated="4" table:style-name="ce1"/>
          <table:table-cell table:number-columns-repeated="16379"/>
        </table:table-row>
        <table:table-row table:style-name="ro2">
          <table:table-cell office:value-type="string" table:style-name="ce3">
            <text:p>B<text:span text:style-name="T3">ac</text:span></text:p>
          </table:table-cell>
          <table:table-cell office:value-type="string" table:style-name="ce4">
            <text:p>=</text:p>
          </table:table-cell>
          <table:table-cell office:value-type="float" office:value="2.98609166284531E-2" table:style-name="ce8">
            <text:p>0.029860917</text:p>
          </table:table-cell>
          <table:table-cell office:value-type="string" table:style-name="ce8">
            <text:p>T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2">
            <text:p>Equation 60.1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Outside Diameter</text:p>
          </table:table-cell>
          <table:table-cell table:style-name="ce1"/>
          <table:table-cell office:value-type="string" table:style-name="ce4">
            <text:p>=</text:p>
          </table:table-cell>
          <table:table-cell office:value-type="float" office:value="25.6" table:style-name="ce4">
            <text:p>25.6</text:p>
          </table:table-cell>
          <table:table-cell office:value-type="string" table:style-name="ce4">
            <text:p>m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side Diameter</text:p>
          </table:table-cell>
          <table:table-cell table:style-name="ce1"/>
          <table:table-cell office:value-type="string" table:style-name="ce4">
            <text:p>=</text:p>
          </table:table-cell>
          <table:table-cell office:value-type="float" office:value="11.1" table:style-name="ce4">
            <text:p>11.1</text:p>
          </table:table-cell>
          <table:table-cell office:value-type="string" table:style-name="ce4">
            <text:p>mm</text:p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3">
            <text:p>Magnetic Path Length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<text:a xlink:href="http://www.mhw-intl.com/assets/CSC/CSC%20Design%20Formulas%202011.pdf">(taken from http://www.mhw-intl.com/assets/CSC/CSC%20Design%20Formulas%202011.pdf)</text:a>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3">
            <text:p>MPL</text:p>
          </table:table-cell>
          <table:table-cell office:value-type="string" table:style-name="ce4">
            <text:p>=</text:p>
          </table:table-cell>
          <table:table-cell office:value-type="string" table:style-name="ce6">
            <text:p>Π * (OD – ID) / ln(OD/ID)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=</text:p>
          </table:table-cell>
          <table:table-cell office:value-type="float" office:value="54.144486482953198" table:style-name="ce6">
            <text:p>54.14448648</text:p>
          </table:table-cell>
          <table:table-cell office:value-type="string" table:style-name="ce4">
            <text:p>mm</text:p>
          </table:table-cell>
          <table:table-cell table:style-name="ce1"/>
          <table:table-cell table:number-columns-repeated="16379"/>
        </table:table-row>
        <table:table-row table:number-rows-repeated="3"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3">
            <text:p>Core Weight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16379"/>
        </table:table-row>
        <table:table-row table:style-name="ro1">
          <table:table-cell office:value-type="string" table:style-name="ce3">
            <text:p>W</text:p>
          </table:table-cell>
          <table:table-cell office:value-type="string" table:style-name="ce4">
            <text:p>=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g</text:p>
          </table:table-cell>
          <table:table-cell office:value-type="string" table:style-name="ce3">
            <text:p>(From datasheet)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2">
            <text:p>Equation 61</text:p>
          </table:table-cell>
          <table:table-cell table:number-columns-repeated="3" table:style-name="ce1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Core Losses</text:p>
          </table:table-cell>
          <table:table-cell table:number-columns-repeated="3" table:style-name="ce1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16">
            <text:p>P<text:span text:style-name="T3">L</text:span></text:p>
          </table:table-cell>
          <table:table-cell office:value-type="string" table:style-name="ce4">
            <text:p>=</text:p>
          </table:table-cell>
          <table:table-cell office:value-type="string" table:style-name="ce3">
            <text:p>P<text:span text:style-name="T3">L/g</text:span><text:s/>* W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3"/>
          <table:table-cell office:value-type="string" table:style-name="ce4">
            <text:p>=</text:p>
          </table:table-cell>
          <table:table-cell office:value-type="float" office:value="8.1879999999999994E-2" table:style-name="ce13">
            <text:p>0.08188</text:p>
          </table:table-cell>
          <table:table-cell office:value-type="string" table:style-name="ce8">
            <text:p>W</text:p>
          </table:table-cell>
          <table:table-cell table:number-columns-repeated="16380"/>
        </table:table-row>
        <table:table-row table:number-rows-repeated="104817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ource Code Pro Medium" svg:font-family="&quot;Source Code Pro Medium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number:number-style style:name="N37P0">
      <number:number number:decimal-places="2" number:min-integer-digits="1"/>
      <number:text> </number:text>
    </number:number-style>
    <number:number-style style:name="N37">
      <style:text-properties fo:color="#FF0000"/>
      <number:text>(</number:text>
      <number:number number:decimal-places="2" number:min-integer-digits="1"/>
      <number:text>)</number:text>
      <style:map style:condition="value()&gt;=0" style:apply-style-name="N37P0"/>
    </number:number-style>
    <number:currency-style style:name="N38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8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goc Minh Phan</meta:initial-creator>
    <dc:creator>Ngoc Minh Phan</dc:creator>
    <meta:creation-date>2006-09-16T00:00:00Z</meta:creation-date>
    <dc:date>2014-10-24T04:24:09Z</dc:date>
    <meta:print-date>2014-09-15T03:53:57Z</meta:print-date>
    <meta:editing-cycles>0</meta:editing-cycles>
    <meta:editing-duration>PT0S</meta:editing-duration>
  </office:meta>
</office:document-meta>
</file>